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.02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3.06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669cm"/>
    </style:style>
    <style:style style:name="co10" style:family="table-column">
      <style:table-column-properties fo:break-before="auto" style:column-width="1.9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ers Briggs Table_S1" table:style-name="ta1">
        <table:shapes>
          <draw:frame draw:z-index="0" draw:style-name="gr1" draw:text-style-name="P1" svg:width="15.999cm" svg:height="8.999cm" svg:x="9.995cm" svg:y="0.1cm">
            <draw:object draw:notify-on-update-of-ranges="'Myers Briggs Table_S1'.E1:'Myers Briggs Table_S1'.F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 No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CTIVITY LEVEL</text:p>
          </table:table-cell>
          <table:table-cell office:value-type="string" calcext:value-type="string">
            <text:p>PAIN 1</text:p>
          </table:table-cell>
          <table:table-cell office:value-type="string" calcext:value-type="string">
            <text:p>PAIN 2</text:p>
          </table:table-cell>
          <table:table-cell office:value-type="string" calcext:value-type="string">
            <text:p>PAIN 3</text:p>
          </table:table-cell>
          <table:table-cell office:value-type="string" calcext:value-type="string">
            <text:p>PAIN 4</text:p>
          </table:table-cell>
          <table:table-cell office:value-type="string" calcext:value-type="string">
            <text:p>MBT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S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SFJ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J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g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STJ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table:number-columns-repeated="3" office:value-type="string" calcext:value-type="string">
            <text:p>9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STJ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FJ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F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ISTP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J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ESFJ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J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TP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FJ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FJ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ENTJ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TJ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STJ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FP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FP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F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P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table:number-columns-repeated="4" office:value-type="string" calcext:value-type="string">
            <text:p>0.5</text:p>
          </table:table-cell>
          <table:table-cell office:value-type="string" calcext:value-type="string">
            <text:p>ESTP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P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FJ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J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FJ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TP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TP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J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FP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FP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ESTJ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T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J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FP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STJ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g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FJ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FP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P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FJ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FP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SFP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FP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FP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TJ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FJ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P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J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FP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P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FP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J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ESFJ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ESTJ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FP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FP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FJ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P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FJ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P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FP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P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FP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TJ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J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P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ISTP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FP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FJ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J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SFJ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FJ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J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FP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FP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P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FP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TJ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F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SFJ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FJ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F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FJ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P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dera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FJ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NFP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SFJ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derat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NFP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2:19:46.974500507</dc:date>
    <meta:editing-duration>PT16M11S</meta:editing-duration>
    <meta:editing-cycles>2</meta:editing-cycles>
    <meta:generator>LibreOffice/7.4.3.2$MacOSX_X86_64 LibreOffice_project/1048a8393ae2eeec98dff31b5c133c5f1d08b890</meta:generator>
    <meta:document-statistic meta:table-count="1" meta:cell-count="19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0cm" svg:y="0cm" style:legend-expansion="high" chart:style-name="ch2"/>
        <chart:plot-area chart:style-name="ch3" table:cell-range-address="'Myers Briggs Table_S1'.E1:'Myers Briggs Table_S1'.F98" chart:data-source-has-labels="both" svg:x="0.32cm" svg:y="0.18cm" svg:width="15.15cm" svg:height="8.64cm">
          <chart:coordinate-region svg:x="0.971cm" svg:y="0.381cm" svg:width="14.499cm" svg:height="8.2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